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Kiki</text:p>
          </table:table-cell>
          <table:table-cell table:style-name="ce1" office:value-type="string" calcext:value-type="string">
            <text:p>ShiroKuro</text:p>
          </table:table-cell>
          <table:table-cell table:style-name="ce6" office:value-type="string" calcext:value-type="string">
            <text:p>Anon</text:p>
          </table:table-cell>
          <table:table-cell table:style-name="ce1" office:value-type="string" calcext:value-type="string">
            <text:p>Miye</text:p>
          </table:table-cell>
          <table:table-cell table:style-name="ce1" office:value-type="string" calcext:value-type="string">
            <text:p>Rukawa</text:p>
          </table:table-cell>
          <table:table-cell table:style-name="ce1" office:value-type="string" calcext:value-type="string">
            <text:p>husa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teelrocket</text:p>
          </table:table-cell>
          <table:table-cell table:style-name="ce1" office:value-type="string" calcext:value-type="string">
            <text:p>Zozo</text:p>
          </table:table-cell>
          <table:table-cell table:style-name="ce1" office:value-type="string" calcext:value-type="string">
            <text:p>Penguinfangirl</text:p>
          </table:table-cell>
          <table:table-cell table:style-name="ce1" office:value-type="string" calcext:value-type="string">
            <text:p>Kazso</text:p>
          </table:table-cell>
          <table:table-cell table:style-name="ce1" office:value-type="string" calcext:value-type="string">
            <text:p>Auriel</text:p>
          </table:table-cell>
          <table:table-cell table:style-name="ce1" office:value-type="string" calcext:value-type="string">
            <text:p>Shuuka</text:p>
          </table:table-cell>
          <table:table-cell table:style-name="ce1" office:value-type="string" calcext:value-type="string">
            <text:p>Yokipi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romar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j39egn.webm" xlink:type="simple">"NEXUS" by Laco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48" calcext:value-type="float">
            <text:p>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6: Eighty Six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i8er00.webm" xlink:type="simple">"Hands Up to the Sky" by SawanoHiroyuki[nZk]:Laco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51" calcext:value-type="float">
            <text:p>51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ingeki no Kyojin 3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xpu6dc.webm" xlink:type="simple">"Zero Eclipse" by Laco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56" calcext:value-type="float">
            <text:p>5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6: Eighty Six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zv3vgh.webm" xlink:type="simple">"THE ANSWER" by Hiroyuki Sawano feat. Laco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65" calcext:value-type="float">
            <text:p>6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outetsujou no Kabaneri: Unato Kessen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po5oxb.webm" xlink:type="simple">"ninelie (Lv)" by Laco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77" calcext:value-type="float">
            <text:p>7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dou Senshi Gundam: Senkou no Hathaway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u4gw39.webm" xlink:type="simple">"Möbius" by mpi &amp; Laco &amp; Benjamin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91" calcext:value-type="float">
            <text:p>9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ingeki no Kyojin 3 Part 2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momukn.webm" xlink:type="simple">"Apple Seed" by mpi &amp; Laco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95" calcext:value-type="float">
            <text:p>9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ingeki no Kyojin: Chronicle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ynd36y.webm" xlink:type="simple">"AOT2013-2019" by Eliana, Laco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114" calcext:value-type="float">
            <text:p>11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hingeki no Kyojin: Chronicl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vsd6qv.webm" xlink:type="simple">"Before Lights Out" by Laco</text:a></text:p>
          </table:table-cell>
          <table:table-cell table:style-name="ce4" table:formula="of:=[.D9]+1" office:value-type="float" office:value="9" calcext:value-type="float">
            <text:p>9</text:p>
          </table:table-cell>
          <table:table-cell table:style-name="ce4" table:formula="of:=[.F10]+[.G10]+[.H10]+[.I10]+[.J10]+[.K10]+[.L10]+[.M10]+[.N10]+[.O10]+[.P10]+[.Q10]+[.R10]+[.S10]+[.T10]+[.U10]" office:value-type="float" office:value="123" calcext:value-type="float">
            <text:p>12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0" meta:object-count="0"/>
    <meta:generator>LibreOfficeDev/6.0.5.2$Linux_X86_64 LibreOffice_project/</meta:generator>
  </office:meta>
</office:document-meta>
</file>